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00a65d" draw:marker-end="Arrow" draw:fill="none" draw:textarea-vertical-align="middle"/>
    </style:style>
    <style:style style:name="gr2" style:family="graphic" style:parent-style-name="objectwithoutfill">
      <style:graphic-properties draw:stroke="dash" draw:stroke-dash="Fine_20_Dashed" svg:stroke-color="#ed1c24" draw:marker-end="Arrow" draw:fill="none" draw:textarea-vertical-align="middle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3d73" draw:marker-start-width="0.227cm" draw:marker-end-width="0.227cm" draw:fill-color="#00b6bd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svg:stroke-color="#000000" draw:fill="none" draw:textarea-vertical-align="middle" draw:auto-grow-height="false" fo:min-height="2.745cm" fo:min-width="0cm"/>
    </style:style>
    <style:style style:name="gr8" style:family="graphic" style:parent-style-name="standard">
      <style:graphic-properties svg:stroke-color="#a3238e" draw:fill-color="#bd7cb5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none" draw:textarea-vertical-align="middle" draw:auto-grow-height="false" fo:min-height="1.264cm" fo:min-width="0cm"/>
    </style:style>
    <style:style style:name="gr10" style:family="graphic" style:parent-style-name="objectwithoutfill">
      <style:graphic-properties draw:stroke="dash" draw:stroke-dash="Ultrafine_20_Dashed"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b6b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d7cb5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938cm" svg:y1="4.571cm" svg:x2="0.977cm" svg:y2="0.603cm">
          <text:p/>
        </draw:line>
        <draw:line draw:style-name="gr2" draw:text-style-name="P1" draw:layer="layout" svg:x1="0.495cm" svg:y1="4.027cm" svg:x2="7.024cm" svg:y2="4.027cm">
          <text:p/>
        </draw:line>
        <draw:line draw:style-name="gr3" draw:text-style-name="P1" draw:layer="layout" svg:x1="0.947cm" svg:y1="4.019cm" svg:x2="3.53cm" svg:y2="2.288cm">
          <text:p/>
        </draw:line>
        <draw:custom-shape draw:style-name="gr4" draw:text-style-name="P2" draw:layer="layout" svg:width="0.163cm" svg:height="0.163cm" svg:x="0.872cm" svg:y="3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0.441cm" svg:height="0.224cm" draw:transform="rotate (1.33657314117726) translate (1.72143665376918cm 3.91985023655575cm)" svg:viewBox="0 0 442 225" svg:d="M0 225c336 0 442-225 442-225">
          <text:p/>
        </draw:path>
        <draw:frame draw:style-name="gr6" draw:text-style-name="P3" draw:layer="layout" svg:width="0.487cm" svg:height="0.242cm" svg:x="1.915cm" svg:y="3.5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1" draw:layer="layout" svg:width="0.156cm" svg:height="3.159cm" draw:transform="rotate (-0.978431578668021) translate (3.361cm 2.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0.572cm" svg:height="0.53cm" svg:x="1.603cm" svg:y="2.4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8" draw:text-style-name="P4" draw:layer="layout" svg:width="0.141cm" svg:height="0.141cm" svg:x="3.423cm" svg:y="0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36cm" svg:height="0.47cm" svg:x="6.541cm" svg:y="4.0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3" draw:layer="layout" svg:width="0.471cm" svg:height="0.47cm" svg:x="0.448cm" svg:y="0.5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3" draw:layer="layout" svg:width="1.229cm" svg:height="0.513cm" svg:x="2.185cm" svg:y="0.34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1" draw:layer="layout" svg:x1="3.493cm" svg:y1="0.708cm" svg:x2="3.515cm" svg:y2="2.304cm">
          <text:p/>
        </draw:line>
        <draw:custom-shape draw:style-name="gr4" draw:text-style-name="P2" draw:layer="layout" svg:width="0.163cm" svg:height="0.163cm" svg:x="0.873cm" svg:y="3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56cm" svg:height="1.596cm" draw:transform="rotate (-0.014835298641952) translate (3.243cm 0.7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0.576cm" svg:height="0.53cm" svg:x="2.701cm" svg:y="1.24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3" draw:layer="layout" svg:width="0.433cm" svg:height="0.42cm" svg:x="3.832cm" svg:y="1.1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0" draw:text-style-name="P1" draw:layer="layout" svg:x1="5.42cm" svg:y1="0.965cm" svg:x2="3.523cm" svg:y2="2.34cm">
          <text:p/>
        </draw:line>
        <draw:custom-shape draw:style-name="gr4" draw:text-style-name="P2" draw:layer="layout" svg:width="0.163cm" svg:height="0.163cm" svg:x="3.435cm" svg:y="2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0.4cm" svg:height="0.212cm" draw:transform="rotate (2.05006373939254) translate (3.75468545351957cm 2.05138299379766cm)" svg:viewBox="0 0 401 213" svg:d="M0 213c317 0 401-213 401-2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0" draw:display-name="Gradient 20" draw:style="linear" draw:start-color="#cccccc" draw:end-color="#ffffff" draw:start-intensity="100%" draw:end-intensity="100%" draw:angle="13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8-12T17:19:24.122658806</dc:date>
    <meta:editing-duration>PT23H3M1S</meta:editing-duration>
    <meta:editing-cycles>15</meta:editing-cycles>
    <meta:generator>LibreOffice/6.0.7.3$Linux_X86_64 LibreOffice_project/00m0$Build-3</meta:generator>
    <meta:document-statistic meta:object-count="20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3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x, y)</annotation>
  </semantics>
</math>
</file>

<file path=Object 7/content.xml><?xml version="1.0" encoding="utf-8"?>
<math xmlns="http://www.w3.org/1998/Math/MathML" display="block">
  <semantics>
    <mi>β</mi>
    <annotation encoding="StarMath 5.0">%beta</annotation>
  </semantics>
</math>
</file>